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/>
    <style:style style:name="T1" style:family="text">
      <style:text-properties officeooo:rsid="0008624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ature Extraction from <text:span text:style-name="T1">IIT dataset</text:span></text:p>
      <text:p text:style-name="P1"/>
      <text:p text:style-name="Standard"><text:tab/>In order to run the code for the first time, do the following:</text:p>
      <text:p text:style-name="Standard"><text:tab/>1. Download the zip file from Github and extract it (it is preferable to use linux-ubuntu <text:tab/><text:tab/><text:tab/>operating system).</text:p>
      <text:p text:style-name="Standard"><text:tab/>2. put the file in certain directory (e.g. Documents).</text:p>
      <text:p text:style-name="Standard"><text:tab/>3. Delete CmakeCache.txt from FE /build directory.</text:p>
      <text:p text:style-name="Standard"><text:tab/>3. open the terminal.</text:p>
      <text:p text:style-name="Standard"><text:tab/>4. write “cd Documents/OH-FE-master/build”.</text:p>
      <text:p text:style-name="Standard"><text:tab/>5. write “cmake ..”.</text:p>
      <text:p text:style-name="Standard"><text:tab/>6. write “make &amp;&amp; ./FE 0 200”.</text:p>
      <text:p text:style-name="Standard">7. Now, the code should execute properly (to run the code for the second time after exiting from the terminal, redo step 3 through 6).</text:p>
      <text:p text:style-name="Standard"/>
      <text:p text:style-name="P2">I. Structure of the Repository</text:p>
      <text:p text:style-name="P1"/>
      <text:p text:style-name="Standard"><text:tab/>This is a brief explanation of what you will find in this repository. You do not need to go through all of it, that would be a wasted of time. Please refer to the PCL documentation to make this</text:p>
      <text:p text:style-name="Standard">programs run. The folder structure is as follows :</text:p>
      <text:p text:style-name="Standard"><text:tab/></text:p>
      <text:p text:style-name="Standard"><text:tab/>• Cmakefiles: No need to look in here. Files needed for compilation.</text:p>
      <text:p text:style-name="Standard"><text:tab/></text:p>
      <text:p text:style-name="Standard"><text:tab/>• Data: This folder contains the data needed to run the FE.cpp.</text:p>
      <text:p text:style-name="Standard"><text:tab/><text:tab/></text:p>
      <text:p text:style-name="Standard"><text:tab/><text:tab/>– Calibration: this folder contains transformation matrices needed. Much more <text:tab/><text:tab/><text:tab/><text:tab/>information can be found on the KITTI page: <text:a xlink:type="simple" xlink:href="http://www.cvlibs.net/datasets/kitti/" office:target-frame-name="_top" xlink:show="replace" text:style-name="Internet_20_link" text:visited-style-name="Visited_20_Internet_20_Link">http://www.cvlibs.net/datasets/kitti/</text:a> .</text:p>
      <text:p text:style-name="Standard"><text:tab/><text:tab/>Please take a look at the "Odometry" and "Raw data" tabs in the link above. You’ll</text:p>
      <text:p text:style-name="Standard"><text:tab/><text:tab/>find plenty of information there, here you have two links to papers explaining how the</text:p>
      <text:p text:style-name="Standard"><text:tab/><text:tab/>KITTI dataset is organized:</text:p>
      <text:p text:style-name="Standard"><text:tab/><text:tab/><text:tab/></text:p>
      <text:p text:style-name="Standard"><text:tab/><text:tab/><text:tab/>∗ Odometry: <text:a xlink:type="simple" xlink:href="http://www.cvlibs.net/publications/Geiger2012CVPR.pdf" office:target-frame-name="_top" xlink:show="replace" text:style-name="Internet_20_link" text:visited-style-name="Visited_20_Internet_20_Link">http://www.cvlibs.net/publications/Geiger2012CVPR.pdf</text:a> .</text:p>
      <text:p text:style-name="Standard"><text:tab/><text:tab/><text:tab/></text:p>
      <text:p text:style-name="Standard"><text:tab/><text:tab/><text:tab/>∗ Raw data: <text:a xlink:type="simple" xlink:href="http://www.cvlibs.net/publications/Geiger2013IJRR.pdf" office:target-frame-name="_top" xlink:show="replace" text:style-name="Internet_20_link" text:visited-style-name="Visited_20_Internet_20_Link">http://www.cvlibs.net/publications/Geiger2013IJRR.pdf</text:a> .</text:p>
      <text:p text:style-name="Standard"><text:tab/><text:tab/></text:p>
      <text:p text:style-name="Standard"><text:tab/><text:tab/>– pcd-files: this folder contain LIDAR data which is stored in .pcd format. Two folders <text:tab/><text:tab/><text:tab/>can be found inside this directory:</text:p>
      <text:p text:style-name="Standard"/>
      <text:p text:style-name="Standard"><text:tab/><text:tab/><text:tab/>∗ KITTI: the LIDAR data of the KITTI dataset. You will load this files one by <text:tab/><text:tab/><text:tab/><text:tab/>one when running the code.</text:p>
      <text:p text:style-name="Standard"><text:tab/></text:p>
      <text:p text:style-name="Standard"><text:tab/><text:tab/><text:tab/>∗ Test: some other pcd files used in other scripts outside MAIN.</text:p>
      <text:p text:style-name="Standard"/>
      <text:p text:style-name="Standard"><text:tab/><text:tab/>– poses: stores the ground truth poses of the car, which is a combination of GPS and</text:p>
      <text:p text:style-name="Standard"><text:tab/><text:tab/>IMU (inertial measure system). Each of the 10 files contained in this folder specifies a <text:tab/><text:tab/><text:tab/>few thousands of poses. At this point we are just working with the first 201 frame. <text:tab/><text:tab/><text:tab/>Again, more information about how the poses are stored can be found in the papers and <text:tab/><text:tab/><text:tab/>the line documentation of the KITTI dataset.</text:p>
      <text:p text:style-name="Standard"><text:tab/>• build: This folder contains the executable files specified by CmakeLists.txt which is located</text:p>
      <text:p text:style-name="Standard"><text:tab/>in the integrity directory.</text:p>
      <text:p text:style-name="Standard"><text:soft-page-break/></text:p>
      <text:p text:style-name="Standard"><text:tab/>• FE.cpp: this c++ file includes the whole feature extraction code.</text:p>
      <text:p text:style-name="Standard"/>
      <text:p text:style-name="P2"><text:bookmark-start text:name="_Hlk505092300"/>II. Explanation of the FE.cpp script</text:p>
      <text:p text:style-name="P1"><text:bookmark-end text:name="_Hlk505092300"/></text:p>
      <text:p text:style-name="Standard">The process is as follows:</text:p>
      <text:p text:style-name="Standard"/>
      <text:p text:style-name="Standard">1- Read the PCD files.</text:p>
      <text:p text:style-name="Standard"/>
      <text:p text:style-name="Standard">2- Down-sample using Voxel grid with a predefined leaf size.</text:p>
      <text:p text:style-name="Standard"/>
      <text:p text:style-name="Standard">3- Remove far away &amp; ground points.</text:p>
      <text:p text:style-name="Standard"/>
      <text:p text:style-name="Standard">4- Divide the laser scan into clusters.</text:p>
      <text:p text:style-name="Standard"/>
      <text:p text:style-name="Standard">5- Compute the center point and the standard deviation of each cluster in each direction (X,Y,Z).</text:p>
      <text:p text:style-name="Standard"/>
      <text:p text:style-name="Standard">6- Compute the density and the slenderness of each cluster.</text:p>
      <text:p text:style-name="Standard"/>
      <text:p text:style-name="Standard">7- Based on the standard deviation, density, and slenderness, we remove the non-cylinder clusters.</text:p>
      <text:p text:style-name="Standard"/>
      <text:p text:style-name="P1"/>
      <text:p text:style-name="P3">III. Explanation of the algorithm’s parameters</text:p>
      <text:p text:style-name="P3"/>
      <text:p text:style-name="Standard">To edit the algorithm’s parameters, open “initialize_paramters.cpp” file. The following is an illustration of the meaning of each parameter:</text:p>
      <text:p text:style-name="Standard"/>
      <text:list xml:id="list8619592974538222918" text:style-name="L1">
        <text:list-item>
          <text:p text:style-name="P5">leafSize: the edge length of the Voxel grid.</text:p>
        </text:list-item>
        <text:list-item>
          <text:p text:style-name="P5">MinClusterSize: the minimum number of points in each cluster.</text:p>
        </text:list-item>
        <text:list-item>
          <text:p text:style-name="P5">clusterTolerance: the maximum distance between a cluster, and a neighborhood point.</text:p>
        </text:list-item>
        <text:list-item>
          <text:p text:style-name="P5">limitsXY: the maximum distance between the laser points, and the car in the X-Y direction.</text:p>
        </text:list-item>
        <text:list-item>
          <text:p text:style-name="P5">limitZlow: the minimum altitude of the laser points.</text:p>
        </text:list-item>
        <text:list-item>
          <text:p text:style-name="P5">limitZhigh: the maximum altitude of the laser points</text:p>
        </text:list-item>
        <text:list-item>
          <text:p text:style-name="P5">densityThreshold: the minimum density of the cluster.</text:p>
        </text:list-item>
        <text:list-item>
          <text:p text:style-name="P5">slindernessThreshold: is the minimum slenderness of the cluster.</text:p>
        </text:list-item>
        <text:list-item>
          <text:p text:style-name="P5">sdXYThreshold: is the minimum spread of the laser points in each clust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9-23T04:46:00Z</meta:creation-date>
    <dc:date>2018-12-11T19:44:25.577312128</dc:date>
    <meta:editing-cycles>14</meta:editing-cycles>
    <meta:editing-duration>PT55M7S</meta:editing-duration>
    <meta:document-statistic meta:table-count="0" meta:image-count="0" meta:object-count="0" meta:page-count="2" meta:paragraph-count="56" meta:word-count="588" meta:character-count="3642" meta:non-whitespace-character-count="3033"/>
    <meta:template xlink:type="simple" xlink:actuate="onRequest" xlink:title="" xlink:href="Normal"/>
  </office:meta>
</office:document-meta>
</file>